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a5ed1" officeooo:paragraph-rsid="000a5ed1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a5ed1" officeooo:paragraph-rsid="000a5ed1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b9253" officeooo:paragraph-rsid="000b9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ing the year in my life</text:p>
      <text:p text:style-name="P2">beyond all comprehension is made</text:p>
      <text:p text:style-name="P2">I decided to dwindle down</text:p>
      <text:p text:style-name="P2">deep into a wooded area</text:p>
      <text:p text:style-name="P2">long beyond where all comprehension exists</text:p>
      <text:p text:style-name="P2">Was not my own delight of an idea</text:p>
      <text:p text:style-name="P2">for I was not one to understand</text:p>
      <text:p text:style-name="P2">everything else that came about</text:p>
      <text:p text:style-name="P2">from this crazy wonderful scheme</text:p>
      <text:p text:style-name="P2">Ah yes the scheme it was</text:p>
      <text:p text:style-name="P2">a place where I did dwell</text:p>
      <text:p text:style-name="P2">possibly further than I should have</text:p>
      <text:p text:style-name="P2">and yet more interestingly than most</text:p>
      <text:p text:style-name="P2">I for one was not about to give up</text:p>
      <text:p text:style-name="P2">on this journey which I had laid</text:p>
      <text:p text:style-name="P2">up my plans for. No, it was meant to last.</text:p>
      <text:p text:style-name="P3">It would be wise to grasp the concept</text:p>
      <text:p text:style-name="P3">which I am trying to convey</text:p>
      <text:p text:style-name="P3">at best a moment of your time</text:p>
      <text:p text:style-name="P3">perhaps an hour or tw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5-26T17:11:10.922183033</dc:date>
    <meta:editing-cycles>6</meta:editing-cycles>
    <meta:editing-duration>PT3M10S</meta:editing-duration>
    <meta:generator>LibreOffice/4.2.8.2$Linux_X86_64 LibreOffice_project/420m0$Build-2</meta:generator>
    <meta:document-statistic meta:table-count="0" meta:image-count="0" meta:object-count="0" meta:page-count="1" meta:paragraph-count="20" meta:word-count="128" meta:character-count="619" meta:non-whitespace-character-count="511"/>
    <meta:template xlink:type="simple" xlink:actuate="onRequest" xlink:title="Normal.dotm" xlink:href=""/>
  </office:meta>
</office:document-meta>
</file>